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BF0000025E2046518F.png" manifest:media-type="image/png"/>
  <manifest:file-entry manifest:full-path="Pictures/10000000000002C90000031A2F68FD32.png" manifest:media-type="image/png"/>
  <manifest:file-entry manifest:full-path="Pictures/10000000000002C900000123FFEAB15F.png" manifest:media-type="image/png"/>
  <manifest:file-entry manifest:full-path="Pictures/10000000000002C4000000ED8DBF4611.png" manifest:media-type="image/png"/>
  <manifest:file-entry manifest:full-path="Pictures/10000000000002E500000149F1C25820.png" manifest:media-type="image/png"/>
  <manifest:file-entry manifest:full-path="Pictures/10000000000002C30000028277C0BE48.png" manifest:media-type="image/png"/>
  <manifest:file-entry manifest:full-path="Pictures/10000000000002C3000000A29340FDC6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paragraph-rsid="0017a80b"/>
    </style:style>
    <style:style style:name="P2" style:family="paragraph" style:parent-style-name="Standard">
      <style:paragraph-properties fo:text-align="center" style:justify-single-word="false"/>
      <style:text-properties fo:font-size="16pt" officeooo:rsid="00175c5f" officeooo:paragraph-rsid="0016344f" style:font-size-asian="16pt" style:font-size-complex="16pt"/>
    </style:style>
    <style:style style:name="P3" style:family="paragraph" style:parent-style-name="Standard">
      <style:paragraph-properties fo:text-align="start" style:justify-single-word="false" fo:break-before="page"/>
      <style:text-properties fo:font-size="16pt" officeooo:rsid="00175c5f" officeooo:paragraph-rsid="0016344f" style:font-size-asian="16pt" style:font-size-complex="16pt"/>
    </style:style>
    <style:style style:name="T1" style:family="text">
      <style:text-properties officeooo:rsid="0016344f"/>
    </style:style>
    <style:style style:name="T2" style:family="text">
      <style:text-properties officeooo:rsid="0017a8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0in" svg:y="0.2701in" svg:width="6.9252in" svg:height="3.0744in" draw:z-index="0"><draw:image xlink:href="Pictures/10000000000002E500000149F1C25820.png" xlink:type="simple" xlink:show="embed" xlink:actuate="onLoad"/></draw:frame></text:p>
      <text:p text:style-name="P3"><draw:frame draw:style-name="fr2" draw:name="graphics2" text:anchor-type="paragraph" svg:width="6.9252in" svg:height="2.3181in" draw:z-index="1"><draw:image xlink:href="Pictures/10000000000002C4000000ED8DBF4611.png" xlink:type="simple" xlink:show="embed" xlink:actuate="onLoad"/></draw:frame><draw:frame draw:style-name="fr1" draw:name="graphics3" text:anchor-type="paragraph" svg:x="0in" svg:y="2.2398in" svg:width="7.0098in" svg:height="1.7154in" draw:z-index="2"><draw:image xlink:href="Pictures/10000000000002C3000000A29340FDC6.png" xlink:type="simple" xlink:show="embed" xlink:actuate="onLoad"/></draw:frame></text:p>
      <text:p text:style-name="P3"><draw:frame draw:style-name="fr1" draw:name="graphics5" text:anchor-type="paragraph" svg:x="0.0307in" svg:y="7.3299in" svg:width="6.9252in" svg:height="2.6209in" draw:z-index="4"><draw:image xlink:href="Pictures/10000000000002C900000123FFEAB15F.png" xlink:type="simple" xlink:show="embed" xlink:actuate="onLoad"/></draw:frame><draw:frame draw:style-name="fr3" draw:name="graphics4" text:anchor-type="paragraph" svg:width="6.8638in" svg:height="7.3307in" draw:z-index="3"><draw:image xlink:href="Pictures/10000000000002C90000031A2F68FD32.png" xlink:type="simple" xlink:show="embed" xlink:actuate="onLoad"/></draw:frame><text:span text:style-name="T1"/></text:p>
      <text:p text:style-name="P3"><text:span text:style-name="T1"/></text:p>
      <text:p text:style-name="P3"><text:span text:style-name="T1"/></text:p>
      <text:p text:style-name="P3"><draw:frame draw:style-name="fr2" draw:name="graphics6" text:anchor-type="paragraph" svg:width="6.9252in" svg:height="5.9693in" draw:z-index="5"><draw:image xlink:href="Pictures/10000000000002BF0000025E2046518F.png" xlink:type="simple" xlink:show="embed" xlink:actuate="onLoad"/></draw:frame><text:span text:style-name="T1"/></text:p>
      <text:p text:style-name="P3"><text:span text:style-name="T1"/></text:p>
      <text:p text:style-name="P3"><draw:frame draw:style-name="fr2" draw:name="graphics7" text:anchor-type="paragraph" svg:width="6.9252in" svg:height="6.2882in" draw:z-index="6"><draw:image xlink:href="Pictures/10000000000002C30000028277C0BE48.png" xlink:type="simple" xlink:show="embed" xlink:actuate="onLoad"/></draw:frame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7a80b"/>
    </style:style>
    <style:style style:name="MT1" style:family="text">
      <style:text-properties officeooo:rsid="0017a80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S157 <text:s text:c="43"/>Homework 1 <text:s text:c="35"/>silao_xu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2-02T14:43:11</meta:creation-date>
    <dc:date>2013-02-02T14:55:02</dc:date>
    <meta:editing-duration>PT00H11M51S</meta:editing-duration>
    <meta:editing-cycles>2</meta:editing-cycles>
    <meta:generator>OpenOffice.org/3.2$Linux OpenOffice.org_project/320m19$Build-9505</meta:generator>
    <meta:document-statistic meta:table-count="0" meta:image-count="7" meta:object-count="0" meta:page-count="9" meta:paragraph-count="1" meta:word-count="4" meta:character-count="103"/>
  </office:meta>
</office:document-meta>
</file>